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965" officeooo:paragraph-rsid="00065965"/>
    </style:style>
    <style:style style:name="P2" style:family="paragraph" style:parent-style-name="Standard">
      <style:paragraph-properties fo:text-align="justify" style:justify-single-word="false"/>
      <style:text-properties officeooo:rsid="00065965" officeooo:paragraph-rsid="00065965"/>
    </style:style>
    <style:style style:name="P3" style:family="paragraph" style:parent-style-name="Standard">
      <style:paragraph-properties fo:text-align="justify" style:justify-single-word="false"/>
      <style:text-properties officeooo:rsid="0006feeb" officeooo:paragraph-rsid="0006feeb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feeb" officeooo:paragraph-rsid="0006feeb"/>
    </style:style>
    <style:style style:name="P5" style:family="paragraph" style:parent-style-name="Standard">
      <style:text-properties style:text-underline-style="solid" style:text-underline-width="auto" style:text-underline-color="font-color" officeooo:rsid="00065965" officeooo:paragraph-rsid="00065965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a4b91" officeooo:paragraph-rsid="000a4b91"/>
    </style:style>
    <style:style style:name="P7" style:family="paragraph" style:parent-style-name="Standard">
      <style:paragraph-properties fo:text-align="justify" style:justify-single-word="false"/>
      <style:text-properties officeooo:rsid="000a4b91" officeooo:paragraph-rsid="000a4b91"/>
    </style:style>
    <style:style style:name="T1" style:family="text">
      <style:text-properties officeooo:rsid="0006f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thod:</text:p>
      <text:p text:style-name="P1"/>
      <text:p text:style-name="P2">In this paper a deep LSTM neural network is used to convert audio input into words. <text:span text:style-name="T1">It uses a CTC <text:s/>(Connectionist Temporal Classification) loss function to train the model which is a sequence alignment/labeling technique.</text:span></text:p>
      <text:p text:style-name="P2">Youtube is used as database for training and testing.</text:p>
      <text:p text:style-name="P2"/>
      <text:p text:style-name="P4">Useful ref:</text:p>
      <text:p text:style-name="P3"/>
      <text:p text:style-name="P3">Alex Graves, Santiago Fernández, Faustino Gomez, and Jürgen Schmidhuber. Connectionist temporal classification: Labelling unsegmented sequence data with recurrent neural networks. In Proc. ICML, 2006.</text:p>
      <text:p text:style-name="P3"/>
      <text:p text:style-name="P3">Mike Schuster and Kuldip K. Paliwal. Bidirectional recurrent neural networks. Signal Processing, IEEE Transactions on, 45(11):2673–2681, 1997. ISSN 1053-587X. Doi: 10.1109/78.650093.</text:p>
      <text:p text:style-name="P3"/>
      <text:p text:style-name="P3">Haşim Sak, Françoise Beaufays, Kaisuke Nakajima, and Cyril Allauzen. Language model verbalization for automatic speech recognition. In Proc. ICASSP, 2013.</text:p>
      <text:p text:style-name="P3"/>
      <text:p text:style-name="P3">A. Senior, H. Sak, and I. Shafran. Context dependent phone models for LSTM RNN acoustic modelling. In Proc. ICASSP, 2015.</text:p>
      <text:p text:style-name="P3"/>
      <text:p text:style-name="P6">Notes:</text:p>
      <text:p text:style-name="P7"/>
      <text:p text:style-name="P7">No code given and not very detailed tech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2:14:02.794584357</meta:creation-date>
    <meta:generator>LibreOffice/6.0.7.3$Linux_X86_64 LibreOffice_project/00m0$Build-3</meta:generator>
    <dc:date>2019-06-13T23:16:01.966280713</dc:date>
    <meta:editing-duration>PT20M59S</meta:editing-duration>
    <meta:editing-cycles>5</meta:editing-cycles>
    <meta:document-statistic meta:table-count="0" meta:image-count="0" meta:object-count="0" meta:page-count="1" meta:paragraph-count="10" meta:word-count="142" meta:character-count="1000" meta:non-whitespace-character-count="868"/>
  </office:meta>
</office:document-meta>
</file>